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 draw:shadow="visible" draw:shadow-offset-x="0.1cm" draw:shadow-offset-y="0.1cm"/>
    </style:style>
    <style:style style:name="gr2" style:family="graphic" style:parent-style-name="standard">
      <style:graphic-properties draw:fill="solid" draw:fill-color="#cccccc" draw:textarea-horizontal-align="justify" draw:textarea-vertical-align="middle" draw:auto-grow-height="false"/>
    </style:style>
    <style:style style:name="gr3" style:family="graphic" style:parent-style-name="standard">
      <style:graphic-properties draw:marker-end="Arrow" draw:marker-end-width="0.2cm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textarea-vertical-align="middle" draw:auto-grow-height="false" fo:min-height="0.749cm" fo:min-width="0.499cm"/>
    </style:style>
    <style:style style:name="gr7" style:family="graphic" style:parent-style-name="standard">
      <style:graphic-properties svg:stroke-color="#000000" draw:marker-start="Arrow" draw:marker-start-width="0.2cm" draw:marker-end="Arrow" draw:marker-end-width="0.2cm"/>
    </style:style>
    <style:style style:name="P1" style:family="paragraph">
      <style:paragraph-properties fo:margin-left="0cm" fo:margin-right="0cm" fo:text-align="center" fo:text-indent="0cm"/>
      <style:text-properties fo:font-size="12pt" style:font-size-asian="18pt" style:font-size-complex="18pt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  <style:text-properties fo:font-size="12pt" style:font-size-asian="18pt" style:font-size-complex="18pt"/>
    </style:style>
    <style:style style:name="P4" style:family="paragraph">
      <style:paragraph-properties fo:margin-left="0cm" fo:margin-right="0cm" fo:text-indent="0cm"/>
      <style:text-properties style:use-window-font-color="true" fo:font-size="12pt" style:font-size-asian="18pt" style:font-size-complex="18pt"/>
    </style:style>
    <style:style style:name="P5" style:family="paragraph">
      <style:text-properties style:use-window-font-color="true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id="id3" draw:layer="layout" svg:width="3.375cm" svg:height="1cm" svg:x="6.375cm" svg:y="2.25cm">
          <text:p text:style-name="P1">Thread principal</text:p>
          <draw:enhanced-geometry svg:viewBox="0 0 21600 21600" draw:type="rectangle" draw:enhanced-path="M 0 0 L 21600 0 21600 21600 0 21600 0 0 Z N"/>
        </draw:custom-shape>
        <draw:custom-shape draw:style-name="gr1" draw:text-style-name="P1" draw:id="id1" draw:layer="layout" svg:width="1.875cm" svg:height="1cm" svg:x="3.875cm" svg:y="3.875cm">
          <text:p text:style-name="P1">ThreadA</text:p>
          <draw:enhanced-geometry svg:viewBox="0 0 21600 21600" draw:type="rectangle" draw:enhanced-path="M 0 0 L 21600 0 21600 21600 0 21600 0 0 Z N"/>
        </draw:custom-shape>
        <draw:custom-shape draw:style-name="gr1" draw:text-style-name="P1" draw:id="id5" draw:layer="layout" svg:width="1.875cm" svg:height="1cm" svg:x="10.25cm" svg:y="4.625cm">
          <text:p text:style-name="P1">ThreadB</text:p>
          <draw:enhanced-geometry svg:viewBox="0 0 21600 21600" draw:type="rectangle" draw:enhanced-path="M 0 0 L 21600 0 21600 21600 0 21600 0 0 Z N"/>
        </draw:custom-shape>
        <draw:custom-shape draw:style-name="gr2" draw:text-style-name="P2" draw:id="id2" draw:layer="layout" svg:width="0.375cm" svg:height="1.125cm" svg:x="4.625cm" svg:y="5.3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id="id6" draw:layer="layout" svg:width="0.375cm" svg:height="0.875cm" svg:x="11cm" svg:y="6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id="id4" draw:layer="layout" svg:width="0.375cm" svg:height="1.749cm" svg:x="7.875cm" svg:y="3.626cm">
          <text:p/>
          <draw:enhanced-geometry svg:viewBox="0 0 21600 21600" draw:type="rectangle" draw:enhanced-path="M 0 0 L 21600 0 21600 21600 0 21600 0 0 Z N"/>
        </draw:custom-shape>
        <draw:line draw:style-name="gr3" draw:layer="layout" svg:x1="7.875cm" svg:y1="4.25cm" svg:x2="5.75cm" svg:y2="4.25cm">
          <text:p/>
        </draw:line>
        <draw:line draw:style-name="gr3" draw:layer="layout" svg:x1="8.25cm" svg:y1="4.875cm" svg:x2="10.25cm" svg:y2="4.875cm">
          <text:p/>
        </draw:line>
        <draw:connector draw:style-name="gr4" draw:text-style-name="P2" draw:layer="layout" svg:x1="4.812cm" svg:y1="4.875cm" svg:x2="4.812cm" svg:y2="5.375cm" draw:start-shape="id1" draw:start-glue-point="2" draw:end-shape="id2" draw:end-glue-point="0" svg:d="m4812 4875v500">
          <text:p/>
        </draw:connector>
        <draw:connector draw:style-name="gr4" draw:text-style-name="P2" draw:layer="layout" svg:x1="8.062cm" svg:y1="3.25cm" svg:x2="8.062cm" svg:y2="3.626cm" draw:start-shape="id3" draw:start-glue-point="2" draw:end-shape="id4" draw:end-glue-point="0" svg:d="m8062 3250v376">
          <text:p/>
        </draw:connector>
        <draw:connector draw:style-name="gr4" draw:text-style-name="P2" draw:layer="layout" svg:x1="11.187cm" svg:y1="5.625cm" svg:x2="11.187cm" svg:y2="6.5cm" draw:start-shape="id5" draw:start-glue-point="2" draw:end-shape="id6" draw:end-glue-point="0" svg:d="m11187 5625v875">
          <text:p/>
        </draw:connector>
        <draw:frame draw:style-name="gr5" draw:text-style-name="P3" draw:layer="layout" svg:width="1.683cm" svg:height="0.78cm" svg:x="6.075cm" svg:y="3.6cm">
          <draw:text-box>
            <text:p text:style-name="P3">create</text:p>
          </draw:text-box>
        </draw:frame>
        <draw:frame draw:style-name="gr5" draw:text-style-name="P3" draw:layer="layout" svg:width="1.683cm" svg:height="0.78cm" svg:x="8.376cm" svg:y="4.3cm">
          <draw:text-box>
            <text:p text:style-name="P3">create</text:p>
          </draw:text-box>
        </draw:frame>
        <draw:g>
          <draw:custom-shape draw:style-name="gr6" draw:text-style-name="P2" draw:layer="layout" svg:width="0.125cm" svg:height="0.125cm" svg:x="4.75cm" svg:y="9.65cm">
            <text:p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6" draw:text-style-name="P2" draw:layer="layout" svg:width="0.125cm" svg:height="0.125cm" svg:x="4.751cm" svg:y="9.851cm">
            <text:p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6" draw:text-style-name="P2" draw:layer="layout" svg:width="0.125cm" svg:height="0.125cm" svg:x="4.751cm" svg:y="10.051cm">
            <text:p/>
            <draw:enhanced-geometry svg:viewBox="0 0 21600 21600" draw:glue-points="10800 0 3160 3160 0 10800 3160 18440 10800 21600 18440 18440 21600 10800 18440 3160" draw:text-areas="3200 3200 18400 18400" draw:type="ellipse"/>
          </draw:custom-shape>
        </draw:g>
        <draw:g>
          <draw:custom-shape draw:style-name="gr6" draw:text-style-name="P2" draw:layer="layout" svg:width="0.125cm" svg:height="0.125cm" svg:x="7.999cm" svg:y="9.65cm">
            <text:p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6" draw:text-style-name="P2" draw:layer="layout" svg:width="0.125cm" svg:height="0.125cm" svg:x="8cm" svg:y="9.851cm">
            <text:p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6" draw:text-style-name="P2" draw:layer="layout" svg:width="0.125cm" svg:height="0.125cm" svg:x="8cm" svg:y="10.051cm">
            <text:p/>
            <draw:enhanced-geometry svg:viewBox="0 0 21600 21600" draw:glue-points="10800 0 3160 3160 0 10800 3160 18440 10800 21600 18440 18440 21600 10800 18440 3160" draw:text-areas="3200 3200 18400 18400" draw:type="ellipse"/>
          </draw:custom-shape>
        </draw:g>
        <draw:g>
          <draw:custom-shape draw:style-name="gr6" draw:text-style-name="P2" draw:layer="layout" svg:width="0.125cm" svg:height="0.125cm" svg:x="11.124cm" svg:y="9.65cm">
            <text:p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6" draw:text-style-name="P2" draw:layer="layout" svg:width="0.125cm" svg:height="0.125cm" svg:x="11.125cm" svg:y="9.851cm">
            <text:p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6" draw:text-style-name="P2" draw:layer="layout" svg:width="0.125cm" svg:height="0.125cm" svg:x="11.125cm" svg:y="10.051cm">
            <text:p/>
            <draw:enhanced-geometry svg:viewBox="0 0 21600 21600" draw:glue-points="10800 0 3160 3160 0 10800 3160 18440 10800 21600 18440 18440 21600 10800 18440 3160" draw:text-areas="3200 3200 18400 18400" draw:type="ellipse"/>
          </draw:custom-shape>
        </draw:g>
        <draw:frame draw:style-name="gr5" draw:text-style-name="P4" draw:layer="layout" svg:width="1.421cm" svg:height="0.78cm" svg:x="8.977cm" svg:y="6.8cm">
          <draw:text-box>
            <text:p text:style-name="P4">com.</text:p>
          </draw:text-box>
        </draw:frame>
        <draw:line draw:style-name="gr7" draw:text-style-name="P5" draw:layer="layout" svg:x1="8.25cm" svg:y1="7.375cm" svg:x2="11cm" svg:y2="7.375cm">
          <text:p/>
        </draw:line>
        <draw:frame draw:style-name="gr5" draw:text-style-name="P4" draw:layer="layout" svg:width="1.421cm" svg:height="0.78cm" svg:x="5.731cm" svg:y="7.625cm">
          <draw:text-box>
            <text:p text:style-name="P4">com.</text:p>
          </draw:text-box>
        </draw:frame>
        <draw:line draw:style-name="gr7" draw:text-style-name="P5" draw:layer="layout" svg:x1="5cm" svg:y1="8.25cm" svg:x2="7.875cm" svg:y2="8.25cm">
          <text:p/>
        </draw:line>
        <draw:custom-shape draw:style-name="gr2" draw:text-style-name="P2" draw:id="id8" draw:layer="layout" svg:width="0.375cm" svg:height="0.874cm" svg:x="7.875cm" svg:y="7.37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id="id7" draw:layer="layout" svg:width="0.375cm" svg:height="1.251cm" svg:x="4.626cm" svg:y="8.25cm">
          <text:p/>
          <draw:enhanced-geometry svg:viewBox="0 0 21600 21600" draw:type="rectangle" draw:enhanced-path="M 0 0 L 21600 0 21600 21600 0 21600 0 0 Z N"/>
        </draw:custom-shape>
        <draw:connector draw:style-name="gr4" draw:text-style-name="P2" draw:layer="layout" svg:x1="4.812cm" svg:y1="6.5cm" svg:x2="4.813cm" svg:y2="8.25cm" draw:start-shape="id2" draw:start-glue-point="2" draw:end-shape="id7" draw:end-glue-point="0" svg:d="m4812 6500v874h1v876">
          <text:p/>
        </draw:connector>
        <draw:connector draw:style-name="gr4" draw:text-style-name="P2" draw:layer="layout" svg:x1="8.062cm" svg:y1="5.375cm" svg:x2="8.062cm" svg:y2="7.376cm" draw:start-shape="id4" draw:start-glue-point="2" draw:end-shape="id8" draw:end-glue-point="0" svg:d="m8062 5375v2001">
          <text:p/>
        </draw:connector>
        <draw:connector draw:style-name="gr4" draw:text-style-name="P2" draw:layer="layout" svg:x1="11.187cm" svg:y1="7.375cm" svg:x2="11.187cm" svg:y2="9.429cm" draw:start-shape="id6" draw:start-glue-point="2" svg:d="m11187 7375v2054">
          <text:p/>
        </draw:connector>
        <draw:connector draw:style-name="gr4" draw:text-style-name="P2" draw:layer="layout" svg:x1="8.062cm" svg:y1="8.25cm" svg:x2="8.062cm" svg:y2="9.483cm" draw:start-shape="id8" draw:start-glue-point="2" svg:d="m8062 8250v1233">
          <text:p/>
        </draw:connector>
        <draw:line draw:style-name="gr4" draw:text-style-name="P2" draw:layer="layout" svg:x1="7.875cm" svg:y1="5.375cm" svg:x2="5cm" svg:y2="5.375cm">
          <text:p/>
        </draw:line>
        <draw:line draw:style-name="gr4" draw:text-style-name="P2" draw:layer="layout" svg:x1="5cm" svg:y1="6.5cm" svg:x2="11cm" svg:y2="6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initial-creator>Yann Thoma</meta:initial-creator>
    <meta:creation-date>2009-02-05T11:41:04</meta:creation-date>
    <dc:creator>Yann Thoma</dc:creator>
    <dc:date>2009-02-05T14:04:28</dc:date>
    <meta:editing-cycles>6</meta:editing-cycles>
    <meta:editing-duration>PT2H23M24S</meta:editing-duration>
    <meta:user-defined meta:name="Info 1"/>
    <meta:user-defined meta:name="Info 2"/>
    <meta:user-defined meta:name="Info 3"/>
    <meta:user-defined meta:name="Info 4"/>
    <meta:document-statistic meta:object-count="37"/>
  </office:meta>
</office:document-meta>
</file>